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0.7097in"/>
    </style:style>
    <style:style style:name="Table1.B" style:family="table-column">
      <style:table-column-properties style:column-width="0.7451in"/>
    </style:style>
    <style:style style:name="Table1.C" style:family="table-column">
      <style:table-column-properties style:column-width="2.2174in"/>
    </style:style>
    <style:style style:name="Table1.D" style:family="table-column">
      <style:table-column-properties style:column-width="3.2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5983b0" fo:padding="0.0194in" fo:border="none">
        <style:background-image/>
      </style:table-cell-properties>
    </style:style>
    <style:style style:name="Table1.A2" style:family="table-cell">
      <style:table-cell-properties style:vertical-align="middle" fo:background-color="#dee6ef" fo:padding="0.0194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" style:family="table">
      <style:table-properties style:width="6.925in" fo:margin-left="0in" fo:margin-top="0in" fo:margin-bottom="0in" table:align="left" style:writing-mode="lr-tb"/>
    </style:style>
    <style:style style:name="Table2.A" style:family="table-column">
      <style:table-column-properties style:column-width="0.675in"/>
    </style:style>
    <style:style style:name="Table2.B" style:family="table-column">
      <style:table-column-properties style:column-width="2.2076in"/>
    </style:style>
    <style:style style:name="Table2.C" style:family="table-column">
      <style:table-column-properties style:column-width="1.9069in"/>
    </style:style>
    <style:style style:name="Table2.D" style:family="table-column">
      <style:table-column-properties style:column-width="2.1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599d" fo:padding="0in" fo:border-left="none" fo:border-right="none" fo:border-top="none" fo:border-bottom="0.75pt solid #00599d">
        <style:background-image/>
      </style:table-cell-properties>
    </style:style>
    <style:style style:name="Table2.A2" style:family="table-cell">
      <style:table-cell-properties style:vertical-align="middle" fo:padding="0in" fo:border-left="0.75pt solid #00599d" fo:border-right="none" fo:border-top="none" fo:border-bottom="none"/>
    </style:style>
    <style:style style:name="Table2.B2" style:family="table-cell">
      <style:table-cell-properties style:vertical-align="middle" fo:padding="0in" fo:border="none"/>
    </style:style>
    <style:style style:name="Table2.C2" style:family="table-cell">
      <style:table-cell-properties style:vertical-align="middle" fo:padding="0in" fo:border="none"/>
    </style:style>
    <style:style style:name="Table2.D2" style:family="table-cell">
      <style:table-cell-properties style:vertical-align="middle" fo:padding="0in" fo:border-left="none" fo:border-right="0.75pt solid #00599d" fo:border-top="none" fo:border-bottom="none"/>
    </style:style>
    <style:style style:name="Table2.A3" style:family="table-cell">
      <style:table-cell-properties style:vertical-align="middle" fo:background-color="#dddddd" fo:padding="0in" fo:border-left="0.75pt solid #00599d" fo:border-right="none" fo:border-top="none" fo:border-bottom="none">
        <style:background-image/>
      </style:table-cell-properties>
    </style:style>
    <style:style style:name="Table2.B3" style:family="table-cell">
      <style:table-cell-properties style:vertical-align="middle" fo:background-color="#dddddd" fo:padding="0in" fo:border="none">
        <style:background-image/>
      </style:table-cell-properties>
    </style:style>
    <style:style style:name="Table2.D3" style:family="table-cell">
      <style:table-cell-properties style:vertical-align="middle" fo:background-color="#dddddd" fo:padding="0in" fo:border-left="none" fo:border-right="0.75pt solid #00599d" fo:border-top="none" fo:border-bottom="none">
        <style:background-image/>
      </style:table-cell-properties>
    </style:style>
    <style:style style:name="Table2.A4" style:family="table-cell">
      <style:table-cell-properties style:vertical-align="middle" fo:padding="0in" fo:border-left="0.75pt solid #00599d" fo:border-right="none" fo:border-top="none" fo:border-bottom="none"/>
    </style:style>
    <style:style style:name="Table2.B4" style:family="table-cell">
      <style:table-cell-properties style:vertical-align="middle" fo:padding="0in" fo:border="none"/>
    </style:style>
    <style:style style:name="Table2.C4" style:family="table-cell">
      <style:table-cell-properties style:vertical-align="middle" fo:padding="0in" fo:border="none"/>
    </style:style>
    <style:style style:name="Table2.D4" style:family="table-cell">
      <style:table-cell-properties style:vertical-align="middle" fo:padding="0in" fo:border-left="none" fo:border-right="0.75pt solid #00599d" fo:border-top="none" fo:border-bottom="none"/>
    </style:style>
    <style:style style:name="Table2.A5" style:family="table-cell">
      <style:table-cell-properties style:vertical-align="middle" fo:background-color="#dddddd" fo:padding="0in" fo:border-left="none" fo:border-right="none" fo:border-top="none" fo:border-bottom="0.75pt solid #00599d">
        <style:background-image/>
      </style:table-cell-properties>
    </style:style>
    <style:style style:name="P1" style:family="paragraph" style:parent-style-name="Heading_20_1" style:list-style-name="">
      <style:paragraph-properties fo:margin-top="0.1665in" fo:margin-bottom="0.0835in" style:contextual-spacing="false" fo:text-align="left" style:justify-single-word="false" fo:orphans="2" fo:widows="2" fo:hyphenation-ladder-count="no-limit" fo:hyphenation-keep="auto" loext:hyphenation-keep-type="column" loext:hyphenation-keep-line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Heading_20_1">
      <style:paragraph-properties fo:margin-top="0.1665in" fo:margin-bottom="0.0835in" style:contextual-spacing="false" fo:text-align="left" style:justify-single-word="false" fo:break-before="page" style:writing-mode="lr-tb"/>
    </style:style>
    <style:style style:name="P3" style:family="paragraph" style:parent-style-name="Text_20_body">
      <style:paragraph-properties fo:margin-top="0in" fo:margin-bottom="0.0972in" style:contextual-spacing="false" fo:line-height="115%" fo:text-align="left" style:justify-single-word="false" style:writing-mode="lr-tb"/>
    </style:style>
    <style:style style:name="P4" style:family="paragraph" style:parent-style-name="Horizontal_20_Line">
      <style:paragraph-properties fo:margin-top="0in" fo:margin-bottom="0.1965in" style:contextual-spacing="false" fo:text-align="left" style:justify-single-word="false" style:border-line-width-bottom="0.0035in 0.0035in 0.0035in" fo:padding="0in" fo:border-left="none" fo:border-right="none" fo:border-top="none" fo:border-bottom="0.74pt double #808080" text:number-lines="false" text:line-number="0" style:writing-mode="lr-tb"/>
    </style:style>
    <style:style style:name="P5" style:family="paragraph" style:parent-style-name="Heading_20_2">
      <style:paragraph-properties fo:text-align="left" style:justify-single-word="false" style:writing-mode="lr-tb"/>
    </style:style>
    <style:style style:name="P6" style:family="paragraph" style:parent-style-name="Text_20_body">
      <style:paragraph-properties fo:margin-left="0.3937in" fo:margin-right="0.3937in" fo:text-align="left" style:justify-single-word="false" fo:text-indent="0in" style:auto-text-indent="false" style:writing-mode="lr-tb"/>
    </style:style>
    <style:style style:name="P7" style:family="paragraph" style:parent-style-name="Table_20_Heading">
      <style:paragraph-properties fo:orphans="0" fo:widows="0" style:writing-mode="lr-tb"/>
      <style:text-properties fo:color="#ffffff" loext:opacity="100%"/>
    </style:style>
    <style:style style:name="P8" style:family="paragraph" style:parent-style-name="Table_20_Contents">
      <style:paragraph-properties fo:text-align="left" style:justify-single-word="false" fo:orphans="0" fo:widows="0" text:number-lines="false" text:line-number="0" style:writing-mode="lr-tb"/>
    </style:style>
    <style:style style:name="P9" style:family="paragraph" style:parent-style-name="Text_20_body" style:list-style-name="WWNum2">
      <style:paragraph-properties fo:margin-left="0.4925in" fo:margin-right="0in" fo:margin-top="0in" fo:margin-bottom="0in" style:contextual-spacing="false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" style:family="paragraph" style:parent-style-name="Text_20_body" style:list-style-name="WWNum2">
      <style:paragraph-properties fo:margin-left="0.4925in" fo:margin-right="0in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" style:family="paragraph" style:parent-style-name="Heading_20_3">
      <style:paragraph-properties fo:text-align="left" style:justify-single-word="false" style:writing-mode="lr-tb"/>
    </style:style>
    <style:style style:name="P12" style:family="paragraph" style:parent-style-name="Table_20_Heading">
      <style:paragraph-properties fo:text-align="left" style:justify-single-word="false" fo:orphans="0" fo:widows="0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lef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 style:list-style-name="WWNum3">
      <style:paragraph-properties fo:margin-left="0.4925in" fo:margin-right="0in" fo:margin-top="0in" fo:margin-bottom="0in" style:contextual-spacing="false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 style:list-style-name="WWNum3">
      <style:paragraph-properties fo:margin-left="0.4925in" fo:margin-right="0in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" style:family="paragraph" style:parent-style-name="Text_20_body" style:list-style-name="WWNum4">
      <style:paragraph-properties fo:margin-left="0.4925in" fo:margin-right="0in" fo:margin-top="0in" fo:margin-bottom="0in" style:contextual-spacing="false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" style:family="paragraph" style:parent-style-name="Text_20_body" style:list-style-name="WWNum4">
      <style:paragraph-properties fo:margin-left="0.4925in" fo:margin-right="0in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 style:list-style-name="WWNum5">
      <style:paragraph-properties fo:margin-left="0.4925in" fo:margin-right="0in" fo:margin-top="0in" fo:margin-bottom="0in" style:contextual-spacing="false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" style:family="paragraph" style:parent-style-name="Text_20_body" style:list-style-name="WWNum5">
      <style:paragraph-properties fo:margin-left="0.4925in" fo:margin-right="0in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" style:family="paragraph" style:parent-style-name="Text_20_body" style:list-style-name="WWNum6">
      <style:paragraph-properties fo:margin-left="0.4925in" fo:margin-right="0in" fo:margin-top="0in" fo:margin-bottom="0in" style:contextual-spacing="false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" style:family="paragraph" style:parent-style-name="Text_20_body" style:list-style-name="WWNum6">
      <style:paragraph-properties fo:margin-left="0.4925in" fo:margin-right="0in" fo:text-align="lef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/></text:span></text:h>
      <text:h text:style-name="P2" text:outline-level="1"><text:span text:style-name="Strong_20_Emphasis"><text:span text:style-name="T1">Эмоции и субъективный опыт</text:span></text:span></text:h>
      <text:p text:style-name="P3"><text:span text:style-name="Emphasis">Решение трудной проблемы сознания · Три уровня эмоций · Понятия</text:span></text:p>
      <text:p text:style-name="P4"/>
      <text:h text:style-name="P5" text:outline-level="2"><text:span text:style-name="Strong_20_Emphasis"><text:span text:style-name="T1">Решение трудной проблемы сознания</text:span></text:span></text:h>
      <text:p text:style-name="P3">Трудная проблема сознания (Чалмерс) традиционно формулировалась как единая проблема: почему существует субъективный опыт? Гативус решает её путём декомпозиции: это не одна проблема, а три разных проблемы на трёх уровнях, и на каждом уровне ответ один:</text:p>
      <text:p text:style-name="P6"><text:span text:style-name="Emphasis">Субъективный опыт — это наличие вектора расстояния и необходимость его обнуления. Нет расстояния — нет переживания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Уровень</text:p>
            </table:table-cell>
            <table:table-cell table:style-name="Table1.A1" office:value-type="string">
              <text:p text:style-name="P7">Вектор</text:p>
            </table:table-cell>
            <table:table-cell table:style-name="Table1.A1" office:value-type="string">
              <text:p text:style-name="P7">Расстояние</text:p>
            </table:table-cell>
            <table:table-cell table:style-name="Table1.A1" office:value-type="string">
              <text:p text:style-name="P7">Субъективный опыт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EVL3</text:p>
          </table:table-cell>
          <table:table-cell table:style-name="Table1.A2" office:value-type="string">
            <text:p text:style-name="P8">b-вектор</text:p>
          </table:table-cell>
          <table:table-cell table:style-name="Table1.A2" office:value-type="string">
            <text:p text:style-name="P8">Метрическое расстояние в MAP1</text:p>
          </table:table-cell>
          <table:table-cell table:style-name="Table1.A2" office:value-type="string">
            <text:p text:style-name="P8">Переживание физического пространства. Есть у всех животных с MAP3.</text:p>
          </table:table-cell>
        </table:table-row>
        <table:table-row table:style-name="Table1.1">
          <table:table-cell table:style-name="Table1.A3" office:value-type="string">
            <text:p text:style-name="P8">EVL8</text:p>
          </table:table-cell>
          <table:table-cell table:style-name="Table1.A3" office:value-type="string">
            <text:p text:style-name="P8">P-вектор</text:p>
          </table:table-cell>
          <table:table-cell table:style-name="Table1.A3" office:value-type="string">
            <text:p text:style-name="P8">Семантическое расстояние между P-графами</text:p>
          </table:table-cell>
          <table:table-cell table:style-name="Table1.A3" office:value-type="string">
            <text:p text:style-name="P8">Переживание смыслов. Специфически человеческое.</text:p>
          </table:table-cell>
        </table:table-row>
        <table:table-row table:style-name="Table1.1">
          <table:table-cell table:style-name="Table1.A2" office:value-type="string">
            <text:p text:style-name="P8">EVLB</text:p>
          </table:table-cell>
          <table:table-cell table:style-name="Table1.A2" office:value-type="string">
            <text:p text:style-name="P8">W-вектор</text:p>
          </table:table-cell>
          <table:table-cell table:style-name="Table1.A2" office:value-type="string">
            <text:p text:style-name="P8">Расстояние C_есть → C_должно</text:p>
          </table:table-cell>
          <table:table-cell table:style-name="Table1.A2" office:value-type="string">
            <text:p text:style-name="P8">Понятия (C): от простых (цвет) до сложных (честь, совесть).</text:p>
          </table:table-cell>
        </table:table-row>
      </table:table>
      <text:p text:style-name="P3">Трудная проблема казалась неразрешимой, потому что формулировалась как единая. Декомпозиция на три уровня показывает, что субъективный опыт — не мистическое свойство, а архитектурное следствие наличия векторных расстояний на каждом уровне архитектуры.</text:p>
      <text:p text:style-name="P4"/>
      <text:h text:style-name="P5" text:outline-level="2"><text:span text:style-name="Strong_20_Emphasis"><text:span text:style-name="T1">Понятия (C): от простых к сложным</text:span></text:span></text:h>
      <text:p text:style-name="P3">Уровень EVLB является самым сложным. Именно на нём определяются свойства сознания, традиционно обозначаемые как Понятия (C). Понятия различаются по сложности:</text:p>
      <text:list text:style-name="WWNum2">
        <text:list-item>
          <text:p text:style-name="P9"><text:span text:style-name="Strong_20_Emphasis">Простые Понятия</text:span> — переживание цвета, звука, боли. Это свёртки CNN3 на небольших группах нарративов, связанных с одним сенсорным каналом. Они есть у многих людей и формируются относительно рано. </text:p>
        </text:list-item>
        <text:list-item>
          <text:p text:style-name="P10"><text:span text:style-name="Strong_20_Emphasis">Сложные Понятия</text:span> — честь, совесть, справедливость, красота. Это свёртки CNN3 на больших, глубоко взаимосвязанных группах нарративов. Они требуют богатого нарративного опыта (MAP8) и социальной передачи (MAPC). Формируются поздно и не у всех. </text:p>
        </text:list-item>
      </text:list>
      <text:p text:style-name="P3">Различие между простыми и сложными Понятиями — не качественное, а количественное: объём нарративного материала, необходимого для свёртки. Механизм один и тот же — CNN3.</text:p>
      <text:p text:style-name="P4"/>
      <text:h text:style-name="P5" text:outline-level="2"><text:soft-page-break/><text:span text:style-name="Strong_20_Emphasis"><text:span text:style-name="T1">Эмоции: трёхуровневая структура</text:span></text:span></text:h>
      <text:p text:style-name="P3">Эмоции, как и субъективный опыт, существуют на всех трёх уровнях. Одна и та же базовая эмоция (радость, страх, гнев, печаль) имеет разное содержание, разного субъекта и разный объект на каждом уровне.</text:p>
      <text:h text:style-name="P11" text:outline-level="3"><text:span text:style-name="Strong_20_Emphasis"><text:span text:style-name="T1">Эмоции уровня EVL3 (физические)</text:span></text:span></text:h>
      <text:p text:style-name="P3">Субъект: OPN3. Механизм: изменение b-вектора. Нейромедиаторная метка в TRL3.</text:p>
      <text:p text:style-name="P3">Собака «радуется» — её b-вектор сокращается, цель приближается. Собака «боится» — b-вектор направлен от угрозы. Эти эмоции есть у всех животных с MAP3. Их содержание — изменение расстояния в физическом пространстве.</text:p>
      <text:h text:style-name="P11" text:outline-level="3"><text:span text:style-name="Strong_20_Emphasis"><text:span text:style-name="T1">Эмоции уровня EVL8 (символьные)</text:span></text:span></text:h>
      <text:p text:style-name="P3">Субъект: OPN8. Механизм: изменение P-вектора. Метка завершённости в TRL8.</text:p>
      <text:p text:style-name="P3">Человек «радуется» решению задачи — P-вектор обнулился, KLOM закрылся. «Тревожится» — P-вектор открыт, KLOM незавершён. Эти эмоции связаны со смыслами, а не с физическим пространством. Совершенно другие «вещи» вызывают радость: не еда, а решённая задача, не тепло, а понятый текст.</text:p>
      <text:h text:style-name="P11" text:outline-level="3"><text:span text:style-name="Strong_20_Emphasis"><text:span text:style-name="T1">Эмоции уровня EVLB (аксиологические)</text:span></text:span></text:h>
      <text:p text:style-name="P3">Субъект: OPNB. Механизм: изменение W-вектора. Качество снятия в TRLB.</text:p>
      <text:p text:style-name="P3">Человек переживает стыд, гордость, чувство справедливости — W-вектор сокращается или увеличивается. Совершенно другие «вещи» вызывают радость на этом уровне: не еда (EVL3) и не решённая задача (EVL8), а снятие противоречия между C_есть и C_должно.</text:p>
      <text:p text:style-name="P4"/>
      <text:p text:style-name="P3"><text:span text:style-name="Strong_20_Emphasis">Матрица эмоций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Эмоция</text:p>
          </table:table-cell>
          <table:table-cell table:style-name="Table2.A1" office:value-type="string">
            <text:p text:style-name="P12">EVL3 (OPN3)</text:p>
          </table:table-cell>
          <table:table-cell table:style-name="Table2.A1" office:value-type="string">
            <text:p text:style-name="P12">EVL8 (OPN8)</text:p>
          </table:table-cell>
          <table:table-cell table:style-name="Table2.A1" office:value-type="string">
            <text:p text:style-name="P12">EVLB (OPNB)</text:p>
          </table:table-cell>
        </table:table-row>
        <table:table-row table:style-name="Table2.1">
          <table:table-cell table:style-name="Table2.A2" office:value-type="string">
            <text:p text:style-name="P13">Радость</text:p>
          </table:table-cell>
          <table:table-cell table:style-name="Table2.B2" office:value-type="string">
            <text:p text:style-name="P13">b-вектор → 0 (цель достигнута)</text:p>
          </table:table-cell>
          <table:table-cell table:style-name="Table2.C2" office:value-type="string">
            <text:p text:style-name="P13">P-вектор → 0 (KLOM закрыт)</text:p>
          </table:table-cell>
          <table:table-cell table:style-name="Table2.D2" office:value-type="string">
            <text:p text:style-name="P13">W-вектор → 0 (противоречие снято)</text:p>
          </table:table-cell>
        </table:table-row>
        <table:table-row table:style-name="Table2.1">
          <table:table-cell table:style-name="Table2.A3" office:value-type="string">
            <text:p text:style-name="P13">Страх</text:p>
          </table:table-cell>
          <table:table-cell table:style-name="Table2.B3" office:value-type="string">
            <text:p text:style-name="P13">b-вектор растёт (угроза приближается)</text:p>
          </table:table-cell>
          <table:table-cell table:style-name="Table2.B3" office:value-type="string">
            <text:p text:style-name="P13">P-вектор указывает на крах KLOM</text:p>
          </table:table-cell>
          <table:table-cell table:style-name="Table2.D3" office:value-type="string">
            <text:p text:style-name="P13">W-вектор: неснимаемое противоречие</text:p>
          </table:table-cell>
        </table:table-row>
        <table:table-row table:style-name="Table2.1">
          <table:table-cell table:style-name="Table2.A4" office:value-type="string">
            <text:p text:style-name="P13">Гнев</text:p>
          </table:table-cell>
          <table:table-cell table:style-name="Table2.B4" office:value-type="string">
            <text:p text:style-name="P13">Препятствие на пути b-вектора</text:p>
          </table:table-cell>
          <table:table-cell table:style-name="Table2.C4" office:value-type="string">
            <text:p text:style-name="P13">Разрушение KLOM внешней силой</text:p>
          </table:table-cell>
          <table:table-cell table:style-name="Table2.D4" office:value-type="string">
            <text:p text:style-name="P13">Нарушение C_должно внешней силой</text:p>
          </table:table-cell>
        </table:table-row>
        <table:table-row table:style-name="Table2.1">
          <table:table-cell table:style-name="Table2.A5" office:value-type="string">
            <text:p text:style-name="P13">Печаль</text:p>
          </table:table-cell>
          <table:table-cell table:style-name="Table2.A5" office:value-type="string">
            <text:p text:style-name="P13">b-вектор неосуществим (потеря объекта)</text:p>
          </table:table-cell>
          <table:table-cell table:style-name="Table2.A5" office:value-type="string">
            <text:p text:style-name="P13">KLOM необратимо закрыт с (−)</text:p>
          </table:table-cell>
          <table:table-cell table:style-name="Table2.A5" office:value-type="string">
            <text:p text:style-name="P13">W-вектор необратимо заблокирован</text:p>
          </table:table-cell>
        </table:table-row>
      </table:table>
      <text:p text:style-name="P4"/>
      <text:p text:style-name="P3"><text:span text:style-name="Strong_20_Emphasis">Противоречивые эмоции</text:span></text:p>
      <text:p text:style-name="P3">Эта таблица объясняет, почему человек может одновременно испытывать противоречивые эмоции: радость на одном уровне и печаль на другом. Три субъекта — три независимых источника эмоций.</text:p>
      <text:p text:style-name="P3">Примеры:</text:p>
      <text:list text:style-name="WWNum3">
        <text:list-item>
          <text:p text:style-name="P14"><text:soft-page-break/>Солдат радуется возвращению домой (EVL3: b-вектор → 0) и одновременно переживает стыд за оставленных товарищей (EVLB: W-вектор увеличивается). </text:p>
        </text:list-item>
        <text:list-item>
          <text:p text:style-name="P14">Учёный радуется решению задачи (EVL8: KLOM закрыт) и одновременно чувствует физический дискомфорт от недосыпа (EVL3: b-вектор не обнулён). </text:p>
        </text:list-item>
        <text:list-item>
          <text:p text:style-name="P15">Человек спокоен физически (EVL3: все b-векторы обнулены) и символьно (EVL8: нет открытых KLOM), но переживает глубокий экзистенциальный кризис (EVLB: незакрытый MOTV в TRLB). </text:p>
        </text:list-item>
      </text:list>
      <text:p text:style-name="P3">Последний пример архитектурно объясняет феномен «депрессии при внешнем благополучии»: физический и символьный уровни в норме, аксиологический — заблокирован.</text:p>
      <text:p text:style-name="P4"/>
      <text:p text:style-name="P3"><text:span text:style-name="Strong_20_Emphasis">Взаимодействие уровней</text:span></text:p>
      <text:p text:style-name="P3">Эмоции трёх уровней не изолированы. Они влияют друг на друга через механизм компиляции:</text:p>
      <text:list text:style-name="WWNum4">
        <text:list-item>
          <text:p text:style-name="P16"><text:span text:style-name="Strong_20_Emphasis">Нисходящее влияние:</text:span> аксиологическая эмоция (EVLB) компилируется в нарративную (EVL8), которая компилируется в физическую (EVL3). Стыд (W-вектор) порождает навязчивые мысли (незакрытый KLOM), которые порождают физический дискомфорт («ком в горле», «тяжесть в груди» — b-вектор без моторного выхода). </text:p>
        </text:list-item>
        <text:list-item>
          <text:p text:style-name="P17"><text:span text:style-name="Strong_20_Emphasis">Восходящее влияние:</text:span> физическая боль (EVL3) через обратную свёртку порождает нарратив о боли (EVL8), который через CNN3 может изменить C-компоненты (EVLB). Хроническая боль меняет личность — это не метафора, а архитектурный процесс: TRL3 → TRL8 → TRLB. </text:p>
        </text:list-item>
      </text:list>
      <text:p text:style-name="P4"/>
      <text:h text:style-name="P5" text:outline-level="2"><text:span text:style-name="Strong_20_Emphasis"><text:span text:style-name="T1">Воплощённость (Embodiment)</text:span></text:span></text:h>
      <text:p text:style-name="P3">Механизм нисходящей компиляции эмоций объясняет феномен воплощённости: почему субъективные переживания имеют телесное выражение.</text:p>
      <text:p text:style-name="P3">Понятие (C) — объект уровня MAPA — изначально лишено пространственных свойств. Однако при компиляции W-вектора через MAP8 → MAP6 → MAP3 переживание приобретает телесное измерение. Компиляция может завершиться двумя способами:</text:p>
      <text:list text:style-name="WWNum5">
        <text:list-item>
          <text:p text:style-name="P18"><text:span text:style-name="Strong_20_Emphasis">Внешнее действие</text:span> — b-вектор реализуется как моторная команда. Человек действует. </text:p>
        </text:list-item>
        <text:list-item>
          <text:p text:style-name="P19"><text:span text:style-name="Strong_20_Emphasis">Телесное ощущение без действия</text:span> — компиляция достигает MAP3, но не проходит деконволюцию в SERN. Возникает «застрявший» b-вектор: физическое ощущение без движения. Это архитектурное объяснение психосоматики. </text:p>
        </text:list-item>
      </text:list>
      <text:p text:style-name="P3">Оба варианта часто сопровождают друг друга. Субъективное переживание и физическое тело связаны не случайно, а через строго определённую цепочку уровней.</text:p>
      <text:p text:style-name="P4"/>
      <text:h text:style-name="P5" text:outline-level="2"><text:soft-page-break/><text:span text:style-name="Strong_20_Emphasis"><text:span text:style-name="T1">Выводы</text:span></text:span></text:h>
      <text:list text:style-name="WWNum6">
        <text:list-item>
          <text:p text:style-name="P20">Трудная проблема сознания решена путём декомпозиции на три уровня. На каждом уровне субъективный опыт = наличие вектора расстояния. </text:p>
        </text:list-item>
        <text:list-item>
          <text:p text:style-name="P20">Понятия (C) различаются по сложности: от простых (цвет) до сложных (честь). Механизм один — CNN3. </text:p>
        </text:list-item>
        <text:list-item>
          <text:p text:style-name="P20">Эмоции существуют на всех трёх уровнях, различаясь по содержанию и субъекту. Одна и та же базовая эмоция имеет три разных реализации. </text:p>
        </text:list-item>
        <text:list-item>
          <text:p text:style-name="P20">Противоречивые эмоции объясняются независимостью трёх субъектов: радость на EVL3 и печаль на EVLB могут сосуществовать. </text:p>
        </text:list-item>
        <text:list-item>
          <text:p text:style-name="P20">Воплощённость (embodiment) — результат нисходящей компиляции: Понятие приобретает телесное измерение через цепочку MAP8 → MAP6 → MAP3. </text:p>
        </text:list-item>
        <text:list-item>
          <text:p text:style-name="P21">Психосоматика — «застрявший» b-вектор: компиляция достигла MAP3, но не прошла в SERN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color="#355269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</meta:creation-date>
    <dc:language>en-US</dc:language>
    <dc:date>2026-03-23T11:25:11.488153200</dc:date>
    <meta:editing-cycles>3</meta:editing-cycles>
    <meta:editing-duration>PT15M7S</meta:editing-duration>
    <meta:generator>LibreOffice/26.2.1.2$Windows_X86_64 LibreOffice_project/620$Build-2</meta:generator>
    <meta:document-statistic meta:table-count="2" meta:image-count="0" meta:object-count="0" meta:page-count="5" meta:paragraph-count="83" meta:word-count="888" meta:character-count="6689" meta:non-whitespace-character-count="5861"/>
    <meta:user-defined meta:name="AppVersion">15.0000</meta:user-defined>
  </office:meta>
</office:document-meta>
</file>